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automatic-styles>
    <style:style style:name="PZERO" style:family="paragraph" style:parent-style-name="Normalny">
      <style:paragraph-properties fo:line-height="0.035cm" text:number-lines="true"/>
    </style:style>
    <style:style style:name="P0" style:family="paragraph" style:parent-style-name="Normalny">
      <style:paragraph-properties fo:widows="0" fo:orphans="0" text:number-lines="true"/>
    </style:style>
    <style:style style:name="P4" style:family="paragraph" style:parent-style-name="Normalny">
      <style:paragraph-properties text:number-lines="true"/>
    </style:style>
    <style:style style:name="P23" style:family="paragraph" style:parent-style-name="Normalny">
      <style:paragraph-properties text:number-lines="true"/>
      <style:text-properties style:language-asian="en" style:country-asian="us" style:letter-kerning="fals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en" style:country-asian="us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023cm" table:align="left"/>
    </style:style>
    <style:style style:name="Table1.A" style:family="table-column">
      <style:table-column-properties style:column-width="5.341cm"/>
    </style:style>
    <style:style style:name="Table1.B" style:family="table-column">
      <style:table-column-properties style:column-width="5.341cm"/>
    </style:style>
    <style:style style:name="Table1.C" style:family="table-column">
      <style:table-column-properties style:column-width="5.341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-left="none" fo:border-right="none" fo:border-top="none" fo:border-bottom="0.035cm solid #000000"/>
    </style:style>
    <style:style style:name="Table1.B1" style:family="table-cell">
      <style:table-cell-properties style:vertical-align="top" fo:padding="0.099cm" fo:border-left="none" fo:border-right="none" fo:border-top="none" fo:border-bottom="0.035cm solid #000000"/>
    </style:style>
    <style:style style:name="Table1.C1" style:family="table-cell">
      <style:table-cell-properties style:vertical-align="top" fo:padding="0.099cm" fo:border-left="none" fo:border-right="none" fo:border-top="none" fo:border-bottom="0.035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-left="0.191cm" fo:padding-right="0.191cm" fo:border="none"/>
    </style:style>
    <style:style style:name="Table1.B2" style:family="table-cell">
      <style:table-cell-properties style:vertical-align="top" fo:padding="0.099cm" fo:border="none"/>
    </style:style>
    <style:style style:name="Table1.C2" style:family="table-cell">
      <style:table-cell-properties style:vertical-align="top" fo:padding="0.099cm" fo:border="none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a"/>
        <text:sequence-decl text:display-outline-level="0" text:name="Rysunek"/>
        <text:sequence-decl text:display-outline-level="0" text:name="Obraz"/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23"><text:span text:style-name="T14">Database users</text:span></text:p>
        <text:p text:style-name="P23"/>
        <table:table table:name="Tabela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4"><text:span text:style-name="T0">Login</text:span></text:p>
            </table:table-cell>
            <table:table-cell table:style-name="Table1.B1" office:value-type="string">
              <text:p text:style-name="P23"><text:span text:style-name="T14">First Name</text:span></text:p>
            </table:table-cell>
            <table:table-cell table:style-name="Table1.C1" office:value-type="string">
              <text:p text:style-name="P23"><text:span text:style-name="T14">Last Name</text:span></text:p>
            </table:table-cell>
          </table:table-row>
          <table:table-row table:style-name="Table1.2">
            <table:table-cell table:style-name="Table1.A2" office:value-type="string">
              <text:p text:style-name="P4"><text:span text:style-name="T0">$users.login</text:span></text:p>
            </table:table-cell>
            <table:table-cell table:style-name="Table1.B2" office:value-type="string">
              <text:p text:style-name="P4"><text:span text:style-name="T0">$users.first_name</text:span></text:p>
            </table:table-cell>
            <table:table-cell table:style-name="Table1.C2" office:value-type="string">
              <text:p text:style-name="P4"><text:span text:style-name="T0">$users.last_name</text:span></text:p>
            </table:table-cell>
          </table:table-row>
        </table:table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 style:letter-kerning="true"/>
    </style:default-style>
    <style:style style:name="Normalny" style:display-name="Normalny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Normalny_2a_" style:display-name="Normalny*" style:family="paragraph" style:parent-style-name="Normalny">
      <style:paragraph-properties fo:margin-bottom="0.353cm" fo:line-height="115%" fo:background-color="transparent" fo:padding-left="0.000cm" fo:padding-right="0.000cm" fo:padding-top="0.000cm" fo:padding-bottom="0.000cm" fo:border-left="none" fo:border-right="none" fo:border-top="none" fo:border-bottom="none" fo:widows="2" fo:orphans="2" text:number-lines="true"/>
      <style:text-properties fo:hyphenate="false" fo:hyphenation-remain-char-count="2" fo:hyphenation-push-char-count="2" fo:font-size="11pt" style:font-size-asian="11pt" style:language-asian="en" style:country-asian="us" style:font-size-complex="11pt" style:letter-kerning="false"/>
    </style:style>
    <style:style style:name="Nagłówek_20_1" style:display-name="Nagłówek 1" style:family="paragraph" style:parent-style-name="Normalny_2a_" style:next-style-name="Normalny_2a_" style:default-outline-level="1">
      <style:paragraph-properties fo:margin-top="0.423cm" fo:margin-bottom="0.106cm" fo:line-height="100%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Nagłówek_20_2" style:display-name="Nagłówek 2" style:family="paragraph" style:parent-style-name="Nagłówek_20_1" style:next-style-name="Normalny_2a_" style:default-outline-level="2">
      <style:paragraph-properties text:number-lines="true"/>
      <style:text-properties fo:font-size="16pt" style:font-size-asian="16pt" style:font-size-complex="16pt"/>
    </style:style>
    <style:style style:name="Nagłówek_20_3" style:display-name="Nagłówek 3" style:family="paragraph" style:parent-style-name="Nagłówek_20_2" style:next-style-name="Normalny_2a_" style:default-outline-level="3">
      <style:paragraph-properties text:number-lines="true"/>
      <style:text-properties fo:font-size="14pt" style:font-size-asian="14pt" style:font-size-complex="14pt"/>
    </style:style>
    <style:style style:name="Звичайний" style:display-name="Звичайний" style:family="paragraph" style:parent-style-name="Normalny_2a_">
      <style:paragraph-properties fo:margin-bottom="0.000cm" fo:line-height="100%" fo:hyphenation-ladder-count="no-limit" text:number-lines="true"/>
      <style:text-properties fo:hyphenate="true" fo:hyphenation-remain-char-count="2" fo:hyphenation-push-char-count="2" fo:font-size="10pt" style:font-size-asian="10pt" style:language-asian="pl" style:country-asian="pl" style:font-size-complex="10pt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Normalny" style:display-name="Normalny" style:family="text"/>
    <style:style style:name="Звичайний" style:display-name="Звичайний" style:family="text"/>
    <style:style style:name="Domyślna_20_czcionka_20_akapitu" style:display-name="Domyślna czcionka akapitu" style:family="text"/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27cm" fo:page-height="29.739cm" style:print-orientation="portrait" fo:margin-top="2.499cm" fo:margin-bottom="2.499cm" fo:margin-left="2.499cm" fo:margin-right="2.499cm">
        <style:footnote-sep style:width="0.018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kciuk</meta:initial-creator>
    <meta:creation-date>2021-04-14T07:42:00</meta:creation-date>
    <dc:date>2021-12-18T17:50:14</dc:date>
    <meta:print-date>1970-01-01T01:00:00</meta:print-date>
  </office:meta>
</office:document-meta>
</file>